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.59cm" style:page-number="auto" table:align="margins"/>
    </style:style>
    <style:style style:name="Table1.A" style:family="table-column">
      <style:table-column-properties style:column-width="17.59cm" style:rel-column-width="65534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abf7"/>
    </style:style>
    <style:style style:name="P2" style:family="paragraph" style:parent-style-name="Standard">
      <style:text-properties officeooo:paragraph-rsid="00087324"/>
    </style:style>
    <style:style style:name="P3" style:family="paragraph" style:parent-style-name="Standard">
      <style:text-properties officeooo:rsid="00087324" officeooo:paragraph-rsid="00087324"/>
    </style:style>
    <style:style style:name="P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06abf7"/>
    </style:style>
    <style:style style:name="P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</style:style>
    <style:style style:name="T1" style:family="text">
      <style:text-properties officeooo:rsid="0006abf7"/>
    </style:style>
    <style:style style:name="T2" style:family="text">
      <style:text-properties officeooo:rsid="0007e7ec"/>
    </style:style>
    <style:style style:name="T3" style:family="text">
      <style:text-properties officeooo:rsid="00087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334196410128">
          <table:table-cell table:style-name="Table1.A1" office:value-type="string">
            <text:p text:style-name="Standard">Используйте проект с предыдущего урока, если его нет, то клонируйте репозиторий </text:p>
          </table:table-cell>
        </table:table-row>
        <table:table-row table:style-name="TableLine94334196410128">
          <table:table-cell table:style-name="Table1.A2" office:value-type="string">
            <text:p text:style-name="P1">Добавте новый узел, с адресом /fromPath/uhello/ <text:s/>и параметр<text:span text:style-name="T1">ом name</text:span> в пути запроса. <text:span text:style-name="T1">Верните текст с именем</text:span></text:p>
            <text:p text:style-name="P1">app.get('/fromPath/uhello/:name', (request, response) =&gt; {</text:p>
            <text:p text:style-name="P4">response.send(`Hello, ${request.params.<text:span text:style-name="T2">name</text:span>}`);</text:p>
            <text:p text:style-name="P1">});</text:p>
          </table:table-cell>
        </table:table-row>
        <table:table-row table:style-name="TableLine94334196410128">
          <table:table-cell table:style-name="Table1.A2" office:value-type="string">
            <text:p text:style-name="Standard">Добавте новый узел, с адресом /fromQuery/uhello/ <text:s/>и параметром name в пути запроса. Верните текст с именем</text:p>
            <text:p text:style-name="Standard">app.get('/fromQuery/uhello/', (request, response) =&gt; {</text:p>
            <text:p text:style-name="P5">response.send(`Hello, ${request.query.name}`);</text:p>
            <text:p text:style-name="Standard">});</text:p>
          </table:table-cell>
        </table:table-row>
        <table:table-row table:style-name="TableLine94334196410128">
          <table:table-cell table:style-name="Table1.A2" office:value-type="string">
            <text:p text:style-name="P2">Добавте новый узел, с адресом /fromPath/<text:span text:style-name="T3">sum</text:span>/ <text:s/><text:span text:style-name="T3">и параметрами numb1 numb2 в пути запроса.</text:span></text:p>
            <text:p text:style-name="P3">Верните сумму чисел.</text:p>
          </table:table-cell>
        </table:table-row>
        <table:table-row table:style-name="TableLine94334196410128">
          <table:table-cell table:style-name="Table1.A2" office:value-type="string">
            <text:p text:style-name="P3">Добавте проверку, если параметр не число, верните ошибку 404 BadRequest</text:p>
          </table:table-cell>
        </table:table-row>
        <table:table-row table:style-name="TableLine94334196410128">
          <table:table-cell table:style-name="Table1.A2" office:value-type="string">
            <text:p text:style-name="P3">Сщздайте api для всех математических дейсвий (вычитание, умножение, деление, возведение в степень)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21:59:34.751422478</meta:creation-date>
    <dc:date>2021-08-17T22:14:41.159095860</dc:date>
    <meta:editing-duration>PT15M7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1" meta:paragraph-count="13" meta:word-count="97" meta:character-count="778" meta:non-whitespace-character-count="690"/>
  </office:meta>
</office:document-meta>
</file>